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Liberation Serif1" svg:font-family="'Liberation Serif'" style:font-adornments="Fett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">
      <style:text-properties officeooo:rsid="0007e762" officeooo:paragraph-rsid="0007e762"/>
    </style:style>
    <style:style style:name="P2" style:family="paragraph" style:parent-style-name="Text_20_body">
      <style:text-properties officeooo:rsid="00099659" officeooo:paragraph-rsid="00099659"/>
    </style:style>
    <style:style style:name="P3" style:family="paragraph" style:parent-style-name="Text_20_body">
      <style:text-properties officeooo:rsid="00099659" officeooo:paragraph-rsid="000b6315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099659" officeooo:paragraph-rsid="00099659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eading_20_1"/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text-properties officeooo:rsid="00119ec4" officeooo:paragraph-rsid="000b876a"/>
    </style:style>
    <style:style style:name="P12" style:family="paragraph">
      <style:paragraph-properties fo:text-align="center"/>
    </style:style>
    <style:style style:name="T1" style:family="text">
      <style:text-properties officeooo:rsid="0007e762"/>
    </style:style>
    <style:style style:name="T2" style:family="text">
      <style:text-properties officeooo:rsid="000b6315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Heading"/>
      <text:p text:style-name="Heading"/>
      <text:p text:style-name="Heading"/>
      <text:p text:style-name="Heading"/>
      <text:p text:style-name="P1">VIRTTRUHE</text:p>
      <text:p text:style-name="Heading">Bachelorarbeit von Ruben La Biunda an der Hochschule Augsburg</text:p>
      <text:p text:style-name="Heading">Studiengang Interaktive Medien im Wintersemester 2014<text:span text:style-name="T1"> </text:span>/<text:span text:style-name="T1"> </text:span>'15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">Inhaltsverzeichnis</text:p>
          </text:index-title>
          <text:p text:style-name="P5"><text:a xlink:type="simple" xlink:href="#__RefHeading__310_1707598599" text:style-name="Index_20_Link" text:visited-style-name="Index_20_Link">1Die Idee<text:tab/>3</text:a></text:p>
          <text:p text:style-name="P5"><text:a xlink:type="simple" xlink:href="#__RefHeading__312_1707598599" text:style-name="Index_20_Link" text:visited-style-name="Index_20_Link">2Recherche<text:tab/>3</text:a></text:p>
          <text:p text:style-name="P5"><text:a xlink:type="simple" xlink:href="#__RefHeading__314_1707598599" text:style-name="Index_20_Link" text:visited-style-name="Index_20_Link">3Konzept<text:tab/>3</text:a></text:p>
          <text:p text:style-name="P5"><text:a xlink:type="simple" xlink:href="#__RefHeading__316_1707598599" text:style-name="Index_20_Link" text:visited-style-name="Index_20_Link">4Entwicklung<text:tab/>3</text:a></text:p>
          <text:p text:style-name="P6"><text:a xlink:type="simple" xlink:href="#__RefHeading__318_1707598599" text:style-name="Index_20_Link" text:visited-style-name="Index_20_Link">4.1.Design<text:tab/>3</text:a></text:p>
          <text:p text:style-name="P6"><text:a xlink:type="simple" xlink:href="#__RefHeading__320_1707598599" text:style-name="Index_20_Link" text:visited-style-name="Index_20_Link">4.2.Implementierung<text:tab/>3</text:a></text:p>
          <text:p text:style-name="P5"><text:a xlink:type="simple" xlink:href="#__RefHeading__322_1707598599" text:style-name="Index_20_Link" text:visited-style-name="Index_20_Link">5Ergebnisse / Erkenntnisse<text:tab/>3</text:a></text:p>
        </text:index-body>
      </text:table-of-content>
      <text:p text:style-name="Text_20_body"/>
      <text:h text:style-name="P10" text:outline-level="1"><text:bookmark-start text:name="__RefHeading__310_1707598599"/>Die Idee<text:bookmark-end text:name="__RefHeading__310_1707598599"/></text:h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</text:p>
      <text:h text:style-name="Heading_20_1" text:outline-level="1"><text:bookmark-start text:name="__RefHeading__312_1707598599"/><text:bookmark text:name="Recherche|outline1"/>Recherche<text:bookmark-end text:name="__RefHeading__312_1707598599"/></text:h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h text:style-name="Heading_20_1" text:outline-level="1"><text:bookmark-start text:name="__RefHeading__314_1707598599"/><text:bookmark text:name="Konzept|outline2"/>Konzept<text:bookmark-end text:name="__RefHeading__314_1707598599"/></text:h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h text:style-name="Heading_20_1" text:outline-level="1"><text:bookmark-start text:name="__RefHeading__316_1707598599"/><text:bookmark text:name="Entwicklung|outline3"/><text:soft-page-break/>Entwicklung<text:bookmark-end text:name="__RefHeading__316_1707598599"/></text:h>
      <text:h text:style-name="Heading_20_2" text:outline-level="2"><draw:rect text:anchor-type="paragraph" draw:z-index="0" draw:style-name="gr1" draw:text-style-name="P12" svg:width="4.737cm" svg:height="5.16cm" svg:x="11.622cm" svg:y="0.176cm"><text:p/></draw:rect><text:bookmark-start text:name="__RefHeading__318_1707598599"/><text:bookmark text:name="Design|outline4"/>Design<text:bookmark-end text:name="__RefHeading__318_1707598599"/></text:h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/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/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h text:style-name="Heading_20_2" text:outline-level="2"><text:bookmark-start text:name="__RefHeading__320_1707598599"/><text:bookmark text:name="Implementierung|outline5"/>Implementierung<text:bookmark-end text:name="__RefHeading__320_1707598599"/></text:h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11">JS Bibliothek für QR scannen</text:p>
      <text:p text:style-name="P11">https://github.com/LazarSoft/jsqrcode</text:p>
      <text:h text:style-name="Heading_20_1" text:outline-level="1"><text:bookmark-start text:name="__RefHeading__322_1707598599"/>E<text:span text:style-name="T2">valuation</text:span><text:bookmark-end text:name="__RefHeading__322_1707598599"/></text:h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h text:style-name="Heading_20_1" text:outline-level="1">Ergebnisse und Ausblick</text:h>
      <text:p text:style-name="P3">-----------------------------------------------------------------------------------------------------------------</text:p>
      <text:p text:style-name="P3">-----------------------------------------------------------------------------------------------------------------</text:p>
      <text:p text:style-name="P3">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Liberation Serif1" svg:font-family="'Liberation Serif'" style:font-adornments="Fett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line-height="150%" fo:widows="0" fo:hyphenation-ladder-count="no-limit" fo:text-indent="0cm" style:auto-text-indent="false" style:page-number="auto" fo:break-before="auto" fo:break-after="auto" fo:background-color="transparent" style:shadow="none">
        <style:tab-stops/>
        <style:drop-cap/>
        <style:background-image/>
      </style:paragraph-properties>
      <style:text-properties style:font-name="Liberation Serif" fo:font-family="'Liberation Serif'" style:font-style-name="Standard" style:font-family-generic="roman" style:font-pitch="variabl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reak-before="auto" fo:break-after="auto" fo:keep-with-next="always"/>
      <style:text-properties style:font-name="Liberation Serif" fo:font-family="'Liberation Serif'" style:font-style-name="Standard" style:font-family-generic="roman" style:font-pitch="variable" fo:font-size="15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cm" fo:margin-right="0cm" fo:margin-top="0cm" fo:margin-bottom="0.4cm" style:contextual-spacing="false" fo:text-indent="0cm" style:auto-text-indent="false" style:page-number="auto" fo:break-before="auto" fo:break-after="auto"/>
    </style:style>
    <style:style style:name="List" style:family="paragraph" style:parent-style-name="Text_20_body" style:class="list">
      <style:text-properties style:font-name="DejaVu Sans" fo:font-family="'DejaVu Sans'" style:font-family-generic="swiss" fo:font-size="12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font-size="12pt" style:font-size-asian="12pt" style:font-name-complex="Lohit Hindi1" style:font-family-complex="'Lohit Hindi'"/>
    </style:style>
    <style:style style:name="Heading_20_1" style:display-name="Heading 1" style:family="paragraph" style:next-style-name="Text_20_body" style:auto-update="true" style:default-outline-level="1" style:class="text" style:master-page-name="">
      <style:paragraph-properties fo:margin-left="0cm" fo:margin-right="0cm" fo:margin-top="0.6cm" fo:margin-bottom="0.199cm" style:contextual-spacing="false" fo:text-indent="0cm" style:auto-text-indent="false" style:page-number="auto" fo:background-color="transparent" fo:padding="0.049cm" fo:border-left="none" fo:border-right="none" fo:border-top="0.06pt solid #000000" fo:border-bottom="0.06pt solid #000000" style:shadow="none" text:number-lines="true" text:line-number="0">
        <style:tab-stops/>
        <style:drop-cap/>
        <style:background-image/>
      </style:paragraph-properties>
      <style:text-properties fo:color="#000000" style:font-name="Liberation Serif" fo:font-family="'Liberation Serif'" style:font-style-name="Standard" style:font-family-generic="roman" style:font-pitch="variable" fo:font-size="14pt" style:text-underline-style="none" fo:font-weight="normal" style:font-size-asian="115%" style:font-weight-asian="normal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.101cm" fo:margin-right="0cm" fo:margin-top="0cm" fo:margin-bottom="0.199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color="#000000" style:font-name="Liberation Serif1" fo:font-family="'Liberation Serif'" style:font-style-name="Fett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.4cm" fo:margin-right="0cm" fo:margin-top="0cm" fo:margin-bottom="0.199cm" style:contextual-spacing="false" fo:text-indent="0cm" style:auto-text-indent="false" style:page-number="auto"/>
      <style:text-properties fo:color="#000000" style:font-name="Liberation Serif" fo:font-family="'Liberation Serif'" style:font-style-name="Standard" style:font-family-generic="roman" style:font-pitch="variable" fo:font-size="12pt" style:text-underline-style="solid" style:text-underline-width="auto" style:text-underline-color="font-color" fo:font-weight="normal" style:font-size-asian="14pt" style:font-weight-asian="norm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Standard_20_2_20_Spalten" style:display-name="Standard 2 Spalten" style:page-layout-name="Mpm2"/>
    <style:master-page style:name="Footnote" style:page-layout-name="Mpm3"/>
    <style:master-page style:name="Endnote" style:page-layout-name="Mpm4">
      <style:header>
        <text:h text:style-name="Heading_20_1" text:outline-level="1">Quellen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3:45:22.668404642</meta:creation-date>
    <dc:title>Standard RL</dc:title>
    <meta:editing-duration>PT17H18M55S</meta:editing-duration>
    <meta:editing-cycles>8</meta:editing-cycles>
    <meta:generator>LibreOffice/4.2.7.2$Linux_X86_64 LibreOffice_project/420m0$Build-2</meta:generator>
    <dc:date>2014-11-30T20:57:56.604585265</dc:date>
    <meta:document-statistic meta:table-count="0" meta:image-count="0" meta:object-count="0" meta:page-count="4" meta:paragraph-count="56" meta:word-count="97" meta:character-count="4222" meta:non-whitespace-character-count="4190"/>
    <meta:template xlink:type="simple" xlink:actuate="onRequest" xlink:title="Standard RL" xlink:href="../../../../../lexon222/.config/libreoffice/4/user/template/Standard%20RL1.ott" meta:date="2014-10-20T13:45:22.365875635"/>
  </office:meta>
</office:document-meta>
</file>